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6a9955" style:font-name="Droid Sans Mono" fo:font-size="12pt" fo:font-weight="normal" fo:background-color="#1e1e1e"/>
    </style:style>
    <style:style style:name="P2" style:family="paragraph" style:parent-style-name="Standard">
      <style:paragraph-properties style:line-height-at-least="0.582cm"/>
    </style:style>
    <style:style style:name="P3" style:family="paragraph" style:parent-style-name="Standard">
      <style:paragraph-properties fo:margin-top="0cm" fo:margin-bottom="0.499cm" loext:contextual-spacing="false" style:line-height-at-least="0.582cm"/>
      <style:text-properties fo:color="#d4d4d4" style:font-name="Droid Sans Mono" fo:font-size="12pt" fo:font-weight="normal" fo:background-color="#1e1e1e"/>
    </style:style>
    <style:style style:name="P4" style:family="paragraph" style:parent-style-name="Standard">
      <style:paragraph-properties fo:margin-top="0cm" fo:margin-bottom="0.499cm" loext:contextual-spacing="false" style:line-height-at-least="0.582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const firstRequest = new XMLHttpRequest();</text:p>
      <text:p text:style-name="P2"/>
      <text:p text:style-name="P1">// firstRequest.addEventListener('load', function () {</text:p>
      <text:p text:style-name="P1">// console.log('it worked!!!!!');</text:p>
      <text:p text:style-name="P1">// const data = JSON.parse(this.responseText);</text:p>
      <text:p text:style-name="P1">// const filmsUrl = data.results[0].films[0];</text:p>
      <text:p text:style-name="P1">// const firstRequest = new XMLHttpRequest();</text:p>
      <text:p text:style-name="P1">// firstRequest.addEventListener('load', function () {</text:p>
      <text:p text:style-name="P1">// console.log('second request worked')</text:p>
      <text:p text:style-name="P1">// const filmData = JSON.parse(this.responseText);</text:p>
      <text:p text:style-name="P1">// console.log(filmData);</text:p>
      <text:p text:style-name="P1">// });</text:p>
      <text:p text:style-name="P1">// firstRequest.addEventListener('error', function (e) {</text:p>
      <text:p text:style-name="P1">// console.log('error!!!!!', e);</text:p>
      <text:p text:style-name="P1">// });</text:p>
      <text:p text:style-name="P1">// firstRequest.open('GET', filmsUrl);</text:p>
      <text:p text:style-name="P1">// firstRequest.send();</text:p>
      <text:p text:style-name="P1">// console.log('send again');</text:p>
      <text:p text:style-name="P2"/>
      <text:p text:style-name="P1">// // for (const planet of data.results) {</text:p>
      <text:p text:style-name="P1">// // console.log(planet.name);</text:p>
      <text:p text:style-name="P1">// // };</text:p>
      <text:p text:style-name="P1">// })</text:p>
      <text:p text:style-name="P1">// firstRequest.addEventListener('error', () =&gt; {</text:p>
      <text:p text:style-name="P1">// console.log('error');</text:p>
      <text:p text:style-name="P1">// })</text:p>
      <text:p text:style-name="P2"/>
      <text:p text:style-name="P1">// firstRequest.open('GET', 'https://swapi.dev/api/planets/');</text:p>
      <text:p text:style-name="P1">// firstRequest.send();</text:p>
      <text:p text:style-name="P1">// console.log('res');</text:p>
      <text:p text:style-name="P3"><text:line-break/><text:line-break/></text:p>
      <text:p text:style-name="P1">// const checkResponseAndPharse = (response) =&gt; {</text:p>
      <text:p text:style-name="P1">// if (!response.ok) throw new Error(`cannot fetch the url, status: ${response.status}`);</text:p>
      <text:p text:style-name="P1">// return response.json();</text:p>
      <text:p text:style-name="P1">// };</text:p>
      <text:p text:style-name="P1">// const movieName = (data) =&gt; {</text:p>
      <text:p text:style-name="P1">// const ul = document.querySelector('#ul')</text:p>
      <text:p text:style-name="P1"><text:soft-page-break/>// // console.log('prnt 10 movies name')</text:p>
      <text:p text:style-name="P1">// for (const name of data.results) {</text:p>
      <text:p text:style-name="P1">// const li = document.createElement('li')</text:p>
      <text:p text:style-name="P1">// li.innerText = name.name;</text:p>
      <text:p text:style-name="P1">// ul.appendChild(li);</text:p>
      <text:p text:style-name="P1">// }</text:p>
      <text:p text:style-name="P1">// return Promise.resolve(data.next);</text:p>
      <text:p text:style-name="P1">// };</text:p>
      <text:p text:style-name="P1">// const nextUrl = (url) =&gt; {</text:p>
      <text:p text:style-name="P1">// return fetch(url);</text:p>
      <text:p text:style-name="P1">// }</text:p>
      <text:p text:style-name="P3"><text:line-break/></text:p>
      <text:p text:style-name="P1">// fetch('https://swapi.dev/api/planets/')</text:p>
      <text:p text:style-name="P1">// .then(checkResponseAndPharse)</text:p>
      <text:p text:style-name="P1">// .then(movieName)</text:p>
      <text:p text:style-name="P1">// .then(nextUrl)</text:p>
      <text:p text:style-name="P1">// .then(checkResponseAndPharse)</text:p>
      <text:p text:style-name="P1">// .then(movieName)</text:p>
      <text:p text:style-name="P1">// .then(nextUrl)</text:p>
      <text:p text:style-name="P1">// .then(checkResponseAndPharse)</text:p>
      <text:p text:style-name="P1">// .then(movieName)</text:p>
      <text:p text:style-name="P1">// .then(nextUrl)</text:p>
      <text:p text:style-name="P1">// .then(checkResponseAndPharse)</text:p>
      <text:p text:style-name="P1">// .then(movieName)</text:p>
      <text:p text:style-name="P1">// .then(nextUrl)</text:p>
      <text:p text:style-name="P1">// .then(checkResponseAndPharse)</text:p>
      <text:p text:style-name="P1">// .then(movieName)</text:p>
      <text:p text:style-name="P1">// .then(nextUrl)</text:p>
      <text:p text:style-name="P1">// .then(checkResponseAndPharse)</text:p>
      <text:p text:style-name="P1">// .then(movieName)</text:p>
      <text:p text:style-name="P1">// .then(nextUrl)</text:p>
      <text:p text:style-name="P1">// .catch((err) =&gt; {</text:p>
      <text:p text:style-name="P1">// console.log('error');</text:p>
      <text:p text:style-name="P1">// console.log(err);</text:p>
      <text:p text:style-name="P1">// })</text:p>
      <text:p text:style-name="P3"><text:line-break/></text:p>
      <text:p text:style-name="P1">// const movieName = ({ data }) =&gt; {</text:p>
      <text:p text:style-name="P1"><text:soft-page-break/>// const ul = document.querySelector('#ul')</text:p>
      <text:p text:style-name="P1">// for (const planets of data.results) {</text:p>
      <text:p text:style-name="P1">// const li = document.createElement('li')</text:p>
      <text:p text:style-name="P1">// li.innerText = planets.name;</text:p>
      <text:p text:style-name="P1">// ul.appendChild(li);</text:p>
      <text:p text:style-name="P1">// console.log(planets.name);</text:p>
      <text:p text:style-name="P1">// }</text:p>
      <text:p text:style-name="P1">// return axios.get(data.next)</text:p>
      <text:p text:style-name="P1">// };</text:p>
      <text:p text:style-name="P1">// axios.get('https://swapi.dev/api/planets/')</text:p>
      <text:p text:style-name="P1">// .then(movieName)</text:p>
      <text:p text:style-name="P1">// .then(movieName)</text:p>
      <text:p text:style-name="P1">// .then(movieName)</text:p>
      <text:p text:style-name="P1">// .then(movieName)</text:p>
      <text:p text:style-name="P1">// .then(movieName)</text:p>
      <text:p text:style-name="P1">// .then(movieName)</text:p>
      <text:p text:style-name="P1">// .then(movieName)</text:p>
      <text:p text:style-name="P1">// .then(movieName)</text:p>
      <text:p text:style-name="P1">// .catch((error) =&gt; {</text:p>
      <text:p text:style-name="P1">// console.log('erroorrorororor', error);</text:p>
      <text:p text:style-name="P1">// });</text:p>
      <text:p text:style-name="P4"/>
      <text:p text:style-name="P1">// async function getPlanetsName() {</text:p>
      <text:p text:style-name="P1">// const response = await axios.get('https://swapi.dev/api/planets/');</text:p>
      <text:p text:style-name="P1">// console.log(response.data.results);</text:p>
      <text:p text:style-name="P1">// } </text:p>
      <text:p text:style-name="P3"><text:line-break/></text:p>
      <text:p text:style-name="P1">// movie button</text:p>
      <text:p text:style-name="P4"/>
      <text:p text:style-name="P1">// const moveX = (element, amount, delay) =&gt; {</text:p>
      <text:p text:style-name="P1">// return new Promise((resolve, reject) =&gt; {</text:p>
      <text:p text:style-name="P1">// setTimeout(() =&gt; {</text:p>
      <text:p text:style-name="P1">// const bodyBoundary = document.body.clientWidth;</text:p>
      <text:p text:style-name="P1">// const elRight = element.getBoundingClientRect().right;</text:p>
      <text:p text:style-name="P1">// const currLeft = element.getBoundingClientRect().left;</text:p>
      <text:p text:style-name="P1">// if (elRight + amount &gt; bodyBoundary) {</text:p>
      <text:p text:style-name="P1">// reject({ bodyBoundary, elRight, amount });</text:p>
      <text:p text:style-name="P1"><text:soft-page-break/>// }</text:p>
      <text:p text:style-name="P1">// else {</text:p>
      <text:p text:style-name="P1">// element.style.transform = `translateX(${currLeft + amount}px)`;</text:p>
      <text:p text:style-name="P1">// resolve();</text:p>
      <text:p text:style-name="P1">// }</text:p>
      <text:p text:style-name="P1">// }, delay);</text:p>
      <text:p text:style-name="P1">// });</text:p>
      <text:p text:style-name="P1">// };</text:p>
      <text:p text:style-name="P2"/>
      <text:p text:style-name="P1">// const btn = document.querySelector('button');</text:p>
      <text:p text:style-name="P1">// async function animateRight(el, amt) {</text:p>
      <text:p text:style-name="P1">// try {</text:p>
      <text:p text:style-name="P1">// await moveX(el, amt, 1000)</text:p>
      <text:p text:style-name="P1">// await moveX(el, amt, 1000)</text:p>
      <text:p text:style-name="P1">// await moveX(el, amt, 1000)</text:p>
      <text:p text:style-name="P1">// await moveX(el, amt, 1000)</text:p>
      <text:p text:style-name="P1">// await moveX(el, amt, 1000)</text:p>
      <text:p text:style-name="P1">// await moveX(el, amt, 1000)</text:p>
      <text:p text:style-name="P1">// await moveX(el, amt, 1000)</text:p>
      <text:p text:style-name="P1">// await moveX(el, amt, 1000)</text:p>
      <text:p text:style-name="P1">// await moveX(el, amt, 1000)</text:p>
      <text:p text:style-name="P1">// await moveX(el, amt, 1000)</text:p>
      <text:p text:style-name="P1">// await moveX(el, amt, 1000)</text:p>
      <text:p text:style-name="P1">// await moveX(el, amt, 1000)</text:p>
      <text:p text:style-name="P1">// } catch (error) {</text:p>
      <text:p text:style-name="P1">// console.log('all done');</text:p>
      <text:p text:style-name="P1">// animateRight(btn, -100)</text:p>
      <text:p text:style-name="P1">// }</text:p>
      <text:p text:style-name="P2"/>
      <text:p text:style-name="P1">// }</text:p>
      <text:p text:style-name="P4"/>
      <text:p text:style-name="P1">// animateRight(btn, 100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7:41:13.462673497</meta:creation-date>
    <dc:date>2021-02-14T17:41:50.889279348</dc:date>
    <meta:editing-duration>PT38S</meta:editing-duration>
    <meta:editing-cycles>1</meta:editing-cycles>
    <meta:document-statistic meta:table-count="0" meta:image-count="0" meta:object-count="0" meta:page-count="4" meta:paragraph-count="135" meta:word-count="473" meta:character-count="3680" meta:non-whitespace-character-count="3332"/>
    <meta:generator>LibreOffice/6.0.7.3$Linux_X86_64 LibreOffice_project/00m0$Build-3</meta:generator>
  </office:meta>
</office:document-meta>
</file>